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7.55mm" table:align="left" style:writing-mode="lr-tb"/>
    </style:style>
    <style:style style:name="Table1.A" style:family="table-column">
      <style:table-column-properties style:column-width="22.52mm"/>
    </style:style>
    <style:style style:name="Table1.B" style:family="table-column">
      <style:table-column-properties style:column-width="8.61mm"/>
    </style:style>
    <style:style style:name="Table1.C" style:family="table-column">
      <style:table-column-properties style:column-width="96.52mm"/>
    </style:style>
    <style:style style:name="Table1.D" style:family="table-column">
      <style:table-column-properties style:column-width="95.11mm"/>
    </style:style>
    <style:style style:name="Table1.E" style:family="table-column">
      <style:table-column-properties style:column-width="0.92mm"/>
    </style:style>
    <style:style style:name="Table1.F" style:family="table-column">
      <style:table-column-properties style:column-width="19.1mm"/>
    </style:style>
    <style:style style:name="Table1.G" style:family="table-column">
      <style:table-column-properties style:column-width="34.77mm"/>
    </style:style>
    <style:style style:name="Table1.1" style:family="table-row">
      <style:table-row-properties style:min-row-height="2.91mm" style:keep-together="false" fo:keep-together="always"/>
    </style:style>
    <style:style style:name="Table1.A1" style:family="table-cell">
      <style:table-cell-properties style:vertical-align="top" fo:padding="0m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m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3.28mm" style:keep-together="false" fo:keep-together="always"/>
    </style:style>
    <style:style style:name="Table1.A2" style:family="table-cell">
      <style:table-cell-properties style:vertical-align="bottom" fo:padding="0mm" fo:border="none" style:writing-mode="lr-tb"/>
    </style:style>
    <style:style style:name="Table1.G2" style:family="table-cell">
      <style:table-cell-properties style:vertical-align="bottom" fo:padding="0m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3.39mm" style:keep-together="true" fo:keep-together="auto"/>
    </style:style>
    <style:style style:name="Table1.A3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top" fo:padding="0mm" fo:border="none" style:writing-mode="lr-tb"/>
    </style:style>
    <style:style style:name="Table1.5" style:family="table-row">
      <style:table-row-properties style:min-row-height="2.65mm" style:keep-together="false" fo:keep-together="always"/>
    </style:style>
    <style:style style:name="Table1.6" style:family="table-row">
      <style:table-row-properties style:keep-together="false" fo:keep-together="always"/>
    </style:style>
    <style:style style:name="Table1.7" style:family="table-row">
      <style:table-row-properties style:keep-together="false" fo:keep-together="always"/>
    </style:style>
    <style:style style:name="Table1.8" style:family="table-row">
      <style:table-row-properties style:keep-together="false" fo:keep-together="always"/>
    </style:style>
    <style:style style:name="Table1.C8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1.9" style:family="table-row">
      <style:table-row-properties style:keep-together="false" fo:keep-together="always"/>
    </style:style>
    <style:style style:name="Table1.10" style:family="table-row">
      <style:table-row-properties style:keep-together="false" fo:keep-together="always"/>
    </style:style>
    <style:style style:name="Table1.11" style:family="table-row">
      <style:table-row-properties style:keep-together="false" fo:keep-together="always"/>
    </style:style>
    <style:style style:name="Table1.12" style:family="table-row">
      <style:table-row-properties style:keep-together="false" fo:keep-together="always"/>
    </style:style>
    <style:style style:name="Table1.F1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style:keep-together="false" fo:keep-together="always"/>
    </style:style>
    <style:style style:name="Table1.14" style:family="table-row">
      <style:table-row-properties style:keep-together="false" fo:keep-together="always"/>
    </style:style>
    <style:style style:name="TABLE_5f_HEAD" style:display-name="TABLE_HEAD" style:family="table">
      <style:table-properties style:width="277.74mm" fo:margin-left="-0.18mm" table:align="left" style:writing-mode="lr-tb"/>
    </style:style>
    <style:style style:name="TABLE_5f_HEAD.A" style:display-name="TABLE_HEAD.A" style:family="table-column">
      <style:table-column-properties style:column-width="12.68mm"/>
    </style:style>
    <style:style style:name="TABLE_5f_HEAD.B" style:display-name="TABLE_HEAD.B" style:family="table-column">
      <style:table-column-properties style:column-width="47.47mm"/>
    </style:style>
    <style:style style:name="TABLE_5f_HEAD.C" style:display-name="TABLE_HEAD.C" style:family="table-column">
      <style:table-column-properties style:column-width="13.58mm"/>
    </style:style>
    <style:style style:name="TABLE_5f_HEAD.D" style:display-name="TABLE_HEAD.D" style:family="table-column">
      <style:table-column-properties style:column-width="19.03mm"/>
    </style:style>
    <style:style style:name="TABLE_5f_HEAD.E" style:display-name="TABLE_HEAD.E" style:family="table-column">
      <style:table-column-properties style:column-width="13.81mm"/>
    </style:style>
    <style:style style:name="TABLE_5f_HEAD.F" style:display-name="TABLE_HEAD.F" style:family="table-column">
      <style:table-column-properties style:column-width="16.4mm"/>
    </style:style>
    <style:style style:name="TABLE_5f_HEAD.G" style:display-name="TABLE_HEAD.G" style:family="table-column">
      <style:table-column-properties style:column-width="17.96mm"/>
    </style:style>
    <style:style style:name="TABLE_5f_HEAD.H" style:display-name="TABLE_HEAD.H" style:family="table-column">
      <style:table-column-properties style:column-width="14.59mm"/>
    </style:style>
    <style:style style:name="TABLE_5f_HEAD.I" style:display-name="TABLE_HEAD.I" style:family="table-column">
      <style:table-column-properties style:column-width="15.82mm"/>
    </style:style>
    <style:style style:name="TABLE_5f_HEAD.J" style:display-name="TABLE_HEAD.J" style:family="table-column">
      <style:table-column-properties style:column-width="18.93mm"/>
    </style:style>
    <style:style style:name="TABLE_5f_HEAD.K" style:display-name="TABLE_HEAD.K" style:family="table-column">
      <style:table-column-properties style:column-width="17.53mm"/>
    </style:style>
    <style:style style:name="TABLE_5f_HEAD.L" style:display-name="TABLE_HEAD.L" style:family="table-column">
      <style:table-column-properties style:column-width="18.15mm"/>
    </style:style>
    <style:style style:name="TABLE_5f_HEAD.M" style:display-name="TABLE_HEAD.M" style:family="table-column">
      <style:table-column-properties style:column-width="17.16mm"/>
    </style:style>
    <style:style style:name="TABLE_5f_HEAD.O" style:display-name="TABLE_HEAD.O" style:family="table-column">
      <style:table-column-properties style:column-width="17.46mm"/>
    </style:style>
    <style:style style:name="TABLE_5f_HEAD.1" style:display-name="TABLE_HEAD.1" style:family="table-row">
      <style:table-row-properties style:keep-together="true" fo:keep-together="auto"/>
    </style:style>
    <style:style style:name="TABLE_5f_HEAD.A1" style:display-name="TABLE_HEAD.A1" style:family="table-cell">
      <style:table-cell-properties style:vertical-align="top" fo:padding="0m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top" fo:padding="0mm" fo:border="0.5pt solid #000000" style:writing-mode="lr-tb"/>
    </style:style>
    <style:style style:name="TABLE_5f_1" style:display-name="TABLE_1" style:family="table">
      <style:table-properties style:width="277.74mm" fo:margin-left="-0.18mm" table:align="left" style:writing-mode="lr-tb"/>
    </style:style>
    <style:style style:name="TABLE_5f_1.A" style:display-name="TABLE_1.A" style:family="table-column">
      <style:table-column-properties style:column-width="12.68mm"/>
    </style:style>
    <style:style style:name="TABLE_5f_1.B" style:display-name="TABLE_1.B" style:family="table-column">
      <style:table-column-properties style:column-width="47.47mm"/>
    </style:style>
    <style:style style:name="TABLE_5f_1.C" style:display-name="TABLE_1.C" style:family="table-column">
      <style:table-column-properties style:column-width="13.58mm"/>
    </style:style>
    <style:style style:name="TABLE_5f_1.D" style:display-name="TABLE_1.D" style:family="table-column">
      <style:table-column-properties style:column-width="19.03mm"/>
    </style:style>
    <style:style style:name="TABLE_5f_1.E" style:display-name="TABLE_1.E" style:family="table-column">
      <style:table-column-properties style:column-width="13.81mm"/>
    </style:style>
    <style:style style:name="TABLE_5f_1.F" style:display-name="TABLE_1.F" style:family="table-column">
      <style:table-column-properties style:column-width="16.4mm"/>
    </style:style>
    <style:style style:name="TABLE_5f_1.G" style:display-name="TABLE_1.G" style:family="table-column">
      <style:table-column-properties style:column-width="17.96mm"/>
    </style:style>
    <style:style style:name="TABLE_5f_1.H" style:display-name="TABLE_1.H" style:family="table-column">
      <style:table-column-properties style:column-width="14.59mm"/>
    </style:style>
    <style:style style:name="TABLE_5f_1.I" style:display-name="TABLE_1.I" style:family="table-column">
      <style:table-column-properties style:column-width="15.82mm"/>
    </style:style>
    <style:style style:name="TABLE_5f_1.J" style:display-name="TABLE_1.J" style:family="table-column">
      <style:table-column-properties style:column-width="18.93mm"/>
    </style:style>
    <style:style style:name="TABLE_5f_1.K" style:display-name="TABLE_1.K" style:family="table-column">
      <style:table-column-properties style:column-width="17.53mm"/>
    </style:style>
    <style:style style:name="TABLE_5f_1.L" style:display-name="TABLE_1.L" style:family="table-column">
      <style:table-column-properties style:column-width="18.15mm"/>
    </style:style>
    <style:style style:name="TABLE_5f_1.M" style:display-name="TABLE_1.M" style:family="table-column">
      <style:table-column-properties style:column-width="17.16mm"/>
    </style:style>
    <style:style style:name="TABLE_5f_1.O" style:display-name="TABLE_1.O" style:family="table-column">
      <style:table-column-properties style:column-width="17.46mm"/>
    </style:style>
    <style:style style:name="TABLE_5f_1.1" style:display-name="TABLE_1.1" style:family="table-row">
      <style:table-row-properties style:keep-together="true" fo:keep-together="auto"/>
    </style:style>
    <style:style style:name="TABLE_5f_1.A1" style:display-name="TABLE_1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m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m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5.01mm" style:keep-together="true" fo:keep-together="auto"/>
    </style:style>
    <style:style style:name="TABLE_5f_1.A2" style:display-name="TABLE_1.A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_5f_1.C2" style:display-name="TABLE_1.C2" style:family="table-cell">
      <style:table-cell-properties style:vertical-align="bottom" fo:padding="0m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bottom" fo:padding="0m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bottom" fo:padding="0m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bottom" fo:padding="0m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7.74mm" fo:margin-left="-0.18mm" table:align="left" style:writing-mode="lr-tb"/>
    </style:style>
    <style:style style:name="Table4.A" style:family="table-column">
      <style:table-column-properties style:column-width="12.68mm"/>
    </style:style>
    <style:style style:name="Table4.B" style:family="table-column">
      <style:table-column-properties style:column-width="47.48mm"/>
    </style:style>
    <style:style style:name="Table4.C" style:family="table-column">
      <style:table-column-properties style:column-width="13.6mm"/>
    </style:style>
    <style:style style:name="Table4.D" style:family="table-column">
      <style:table-column-properties style:column-width="19.03mm"/>
    </style:style>
    <style:style style:name="Table4.E" style:family="table-column">
      <style:table-column-properties style:column-width="13.83mm"/>
    </style:style>
    <style:style style:name="Table4.F" style:family="table-column">
      <style:table-column-properties style:column-width="16.4mm"/>
    </style:style>
    <style:style style:name="Table4.G" style:family="table-column">
      <style:table-column-properties style:column-width="17.97mm"/>
    </style:style>
    <style:style style:name="Table4.H" style:family="table-column">
      <style:table-column-properties style:column-width="14.59mm"/>
    </style:style>
    <style:style style:name="Table4.I" style:family="table-column">
      <style:table-column-properties style:column-width="15.82mm"/>
    </style:style>
    <style:style style:name="Table4.J" style:family="table-column">
      <style:table-column-properties style:column-width="18.93mm"/>
    </style:style>
    <style:style style:name="Table4.K" style:family="table-column">
      <style:table-column-properties style:column-width="17.53mm"/>
    </style:style>
    <style:style style:name="Table4.L" style:family="table-column">
      <style:table-column-properties style:column-width="18.17mm"/>
    </style:style>
    <style:style style:name="Table4.M" style:family="table-column">
      <style:table-column-properties style:column-width="17.16mm"/>
    </style:style>
    <style:style style:name="Table4.O" style:family="table-column">
      <style:table-column-properties style:column-width="17.37mm"/>
    </style:style>
    <style:style style:name="Table4.1" style:family="table-row">
      <style:table-row-properties style:min-row-height="5.29mm" style:keep-together="true" fo:keep-together="auto"/>
    </style:style>
    <style:style style:name="Table4.A1" style:family="table-cell">
      <style:table-cell-properties style:vertical-align="middle" fo:padding="0m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m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m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4.36mm" style:keep-together="true" fo:keep-together="auto"/>
    </style:style>
    <style:style style:name="Table4.A2" style:family="table-cell">
      <style:table-cell-properties style:vertical-align="middle" fo:padding="0mm" fo:border="none" style:writing-mode="lr-tb"/>
    </style:style>
    <style:style style:name="Table4.O2" style:family="table-cell">
      <style:table-cell-properties style:vertical-align="middle" fo:padding="0mm" fo:border="0.5pt solid #000000" style:writing-mode="lr-tb"/>
    </style:style>
    <style:style style:name="Table5" style:family="table">
      <style:table-properties style:width="223.2mm" table:align="left" style:writing-mode="lr-tb"/>
    </style:style>
    <style:style style:name="Table5.A" style:family="table-column">
      <style:table-column-properties style:column-width="18.52mm"/>
    </style:style>
    <style:style style:name="Table5.B" style:family="table-column">
      <style:table-column-properties style:column-width="45.93mm"/>
    </style:style>
    <style:style style:name="Table5.C" style:family="table-column">
      <style:table-column-properties style:column-width="112.59mm"/>
    </style:style>
    <style:style style:name="Table5.D" style:family="table-column">
      <style:table-column-properties style:column-width="46.16mm"/>
    </style:style>
    <style:style style:name="Table5.1" style:family="table-row">
      <style:table-row-properties style:min-row-height="2.91mm" style:keep-together="true" fo:keep-together="auto"/>
    </style:style>
    <style:style style:name="Table5.A1" style:family="table-cell">
      <style:table-cell-properties style:vertical-align="bottom" fo:padding="0mm" fo:border="none" style:writing-mode="lr-tb"/>
    </style:style>
    <style:style style:name="Table5.C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5.2" style:family="table-row">
      <style:table-row-properties style:min-row-height="3.9mm" style:keep-together="true" fo:keep-together="auto"/>
    </style:style>
    <style:style style:name="Table5.3" style:family="table-row">
      <style:table-row-properties style:min-row-height="2.42mm" style:keep-together="true" fo:keep-together="auto"/>
    </style:style>
    <style:style style:name="Table5.B3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6" style:family="table">
      <style:table-properties style:width="277.57mm" table:align="left" style:writing-mode="lr-tb"/>
    </style:style>
    <style:style style:name="Table6.A" style:family="table-column">
      <style:table-column-properties style:column-width="18.77mm"/>
    </style:style>
    <style:style style:name="Table6.B" style:family="table-column">
      <style:table-column-properties style:column-width="81.47mm"/>
    </style:style>
    <style:style style:name="Table6.C" style:family="table-column">
      <style:table-column-properties style:column-width="34.33mm"/>
    </style:style>
    <style:style style:name="Table6.D" style:family="table-column">
      <style:table-column-properties style:column-width="99.71mm"/>
    </style:style>
    <style:style style:name="Table6.E" style:family="table-column">
      <style:table-column-properties style:column-width="43.29mm"/>
    </style:style>
    <style:style style:name="Table6.1" style:family="table-row">
      <style:table-row-properties style:min-row-height="3.44mm" style:keep-together="true" fo:keep-together="auto"/>
    </style:style>
    <style:style style:name="Table6.A1" style:family="table-cell">
      <style:table-cell-properties style:vertical-align="bottom" fo:padding="0mm" fo:border="none" style:writing-mode="lr-tb"/>
    </style:style>
    <style:style style:name="Table6.D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m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2.8mm" style:keep-together="true" fo:keep-together="auto"/>
    </style:style>
    <style:style style:name="Table6.A2" style:family="table-cell">
      <style:table-cell-properties style:vertical-align="top" fo:padding="0mm" fo:border="none" style:writing-mode="lr-tb"/>
    </style:style>
    <style:style style:name="Table6.D2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m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2.95mm" style:keep-together="true" fo:keep-together="auto"/>
    </style:style>
    <style:style style:name="Table6.4" style:family="table-row">
      <style:table-row-properties style:min-row-height="2.12mm" style:keep-together="true" fo:keep-together="auto"/>
    </style:style>
    <style:style style:name="Table6.E4" style:family="table-cell">
      <style:table-cell-properties style:vertical-align="top" fo:padding="0mm" fo:border-left="none" fo:border-right="none" fo:border-top="1.5pt solid #000000" fo:border-bottom="none" style:writing-mode="lr-tb"/>
    </style:style>
    <style:style style:name="Table7" style:family="table">
      <style:table-properties style:width="277.04mm" table:align="left" style:writing-mode="lr-tb"/>
    </style:style>
    <style:style style:name="Table7.A" style:family="table-column">
      <style:table-column-properties style:column-width="37.29mm"/>
    </style:style>
    <style:style style:name="Table7.B" style:family="table-column">
      <style:table-column-properties style:column-width="4.45mm"/>
    </style:style>
    <style:style style:name="Table7.C" style:family="table-column">
      <style:table-column-properties style:column-width="6.67mm"/>
    </style:style>
    <style:style style:name="Table7.D" style:family="table-column">
      <style:table-column-properties style:column-width="4.69mm"/>
    </style:style>
    <style:style style:name="Table7.E" style:family="table-column">
      <style:table-column-properties style:column-width="14.57mm"/>
    </style:style>
    <style:style style:name="Table7.F" style:family="table-column">
      <style:table-column-properties style:column-width="2.22mm"/>
    </style:style>
    <style:style style:name="Table7.G" style:family="table-column">
      <style:table-column-properties style:column-width="1.98mm"/>
    </style:style>
    <style:style style:name="Table7.H" style:family="table-column">
      <style:table-column-properties style:column-width="25.93mm"/>
    </style:style>
    <style:style style:name="Table7.I" style:family="table-column">
      <style:table-column-properties style:column-width="2.45mm"/>
    </style:style>
    <style:style style:name="Table7.J" style:family="table-column">
      <style:table-column-properties style:column-width="23.21mm"/>
    </style:style>
    <style:style style:name="Table7.K" style:family="table-column">
      <style:table-column-properties style:column-width="13.34mm"/>
    </style:style>
    <style:style style:name="Table7.L" style:family="table-column">
      <style:table-column-properties style:column-width="1.73mm"/>
    </style:style>
    <style:style style:name="Table7.N" style:family="table-column">
      <style:table-column-properties style:column-width="16.55mm"/>
    </style:style>
    <style:style style:name="Table7.P" style:family="table-column">
      <style:table-column-properties style:column-width="1.48mm"/>
    </style:style>
    <style:style style:name="Table7.Q" style:family="table-column">
      <style:table-column-properties style:column-width="11.11mm"/>
    </style:style>
    <style:style style:name="Table7.S" style:family="table-column">
      <style:table-column-properties style:column-width="19.24mm"/>
    </style:style>
    <style:style style:name="Table7.V" style:family="table-column">
      <style:table-column-properties style:column-width="7.41mm"/>
    </style:style>
    <style:style style:name="Table7.W" style:family="table-column">
      <style:table-column-properties style:column-width="7.9mm"/>
    </style:style>
    <style:style style:name="Table7.X" style:family="table-column">
      <style:table-column-properties style:column-width="5.19mm"/>
    </style:style>
    <style:style style:name="Table7.Y" style:family="table-column">
      <style:table-column-properties style:column-width="5.93mm"/>
    </style:style>
    <style:style style:name="Table7.Z" style:family="table-column">
      <style:table-column-properties style:column-width="2.47mm"/>
    </style:style>
    <style:style style:name="Table7.a" style:family="table-column">
      <style:table-column-properties style:column-width="27.16mm"/>
    </style:style>
    <style:style style:name="Table7.b" style:family="table-column">
      <style:table-column-properties style:column-width="9.38mm"/>
    </style:style>
    <style:style style:name="Table7.1" style:family="table-row">
      <style:table-row-properties style:min-row-height="3.7mm" style:keep-together="true" fo:keep-together="auto"/>
    </style:style>
    <style:style style:name="Table7.A1" style:family="table-cell">
      <style:table-cell-properties style:vertical-align="bottom" fo:padding="0mm" fo:border="none" style:writing-mode="lr-tb"/>
    </style:style>
    <style:style style:name="Table7.H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7.M1" style:family="table-cell">
      <style:table-cell-properties style:vertical-align="bottom" fo:padding="0mm" fo:border-left="0.5pt solid #000000" fo:border-right="none" fo:border-top="none" fo:border-bottom="none" style:writing-mode="lr-tb"/>
    </style:style>
    <style:style style:name="Table7.2" style:family="table-row">
      <style:table-row-properties style:min-row-height="1.89mm" style:keep-together="true" fo:keep-together="auto"/>
    </style:style>
    <style:style style:name="Table7.3" style:family="table-row">
      <style:table-row-properties style:keep-together="true" fo:keep-together="auto"/>
    </style:style>
    <style:style style:name="Table7.A3" style:family="table-cell">
      <style:table-cell-properties style:vertical-align="top" fo:padding="0mm" fo:border="none" style:writing-mode="lr-tb"/>
    </style:style>
    <style:style style:name="Table7.C3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7.M3" style:family="table-cell">
      <style:table-cell-properties style:vertical-align="top" fo:padding="0mm" fo:border-left="0.5pt solid #000000" fo:border-right="none" fo:border-top="none" fo:border-bottom="none" style:writing-mode="lr-tb"/>
    </style:style>
    <style:style style:name="Table7.4" style:family="table-row">
      <style:table-row-properties style:min-row-height="3.97mm" style:keep-together="true" fo:keep-together="auto"/>
    </style:style>
    <style:style style:name="Table7.N4" style:family="table-cell">
      <style:table-cell-properties style:vertical-align="bottom" fo:padding="0mm" fo:border-left="none" fo:border-right="none" fo:border-top="0.5pt solid #000000" fo:border-bottom="0.5pt solid #000000" style:writing-mode="lr-tb"/>
    </style:style>
    <style:style style:name="Table7.5" style:family="table-row">
      <style:table-row-properties style:keep-together="true" fo:keep-together="auto"/>
    </style:style>
    <style:style style:name="Table7.B5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7.6" style:family="table-row">
      <style:table-row-properties style:min-row-height="3.74mm" style:keep-together="true" fo:keep-together="auto"/>
    </style:style>
    <style:style style:name="Table7.7" style:family="table-row">
      <style:table-row-properties style:keep-together="true" fo:keep-together="auto"/>
    </style:style>
    <style:style style:name="Table7.8" style:family="table-row">
      <style:table-row-properties style:min-row-height="2.45mm" style:keep-together="true" fo:keep-together="auto"/>
    </style:style>
    <style:style style:name="Table7.9" style:family="table-row">
      <style:table-row-properties style:keep-together="true" fo:keep-together="auto"/>
    </style:style>
    <style:style style:name="Table7.10" style:family="table-row">
      <style:table-row-properties style:min-row-height="5.01mm" style:keep-together="true" fo:keep-together="auto"/>
    </style:style>
    <style:style style:name="Table3" style:family="table">
      <style:table-properties style:width="277.55mm" table:align="left" style:shadow="none" style:writing-mode="lr-tb"/>
    </style:style>
    <style:style style:name="Table3.A" style:family="table-column">
      <style:table-column-properties style:column-width="35.98mm"/>
    </style:style>
    <style:style style:name="Table3.B" style:family="table-column">
      <style:table-column-properties style:column-width="69.06mm"/>
    </style:style>
    <style:style style:name="Table3.C" style:family="table-column">
      <style:table-column-properties style:column-width="53.45mm"/>
    </style:style>
    <style:style style:name="Table3.D" style:family="table-column">
      <style:table-column-properties style:column-width="33.87mm"/>
    </style:style>
    <style:style style:name="Table3.E" style:family="table-column">
      <style:table-column-properties style:column-width="31.22mm"/>
    </style:style>
    <style:style style:name="Table3.F" style:family="table-column">
      <style:table-column-properties style:column-width="19.31mm"/>
    </style:style>
    <style:style style:name="Table3.G" style:family="table-column">
      <style:table-column-properties style:column-width="34.66m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bottom" fo:padding="0mm" fo:border="none" style:writing-mode="lr-tb"/>
    </style:style>
    <style:style style:name="Table3.F1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m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5.31mm" style:keep-together="false" fo:keep-together="always"/>
    </style:style>
    <style:style style:name="Table3.C2" style:family="table-cell">
      <style:table-cell-properties style:vertical-align="bottom" fo:padding="0.97m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97mm" fo:border="0.05pt solid #000000" style:writing-mode="lr-tb"/>
    </style:style>
    <style:style style:name="Table3.G2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6mm" style:keep-together="false" fo:keep-together="always"/>
    </style:style>
    <style:style style:name="Table3.C3" style:family="table-cell">
      <style:table-cell-properties style:vertical-align="bottom" fo:padding="0.97m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97m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m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end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</style:style>
    <style:style style:name="P12" style:family="paragraph" style:parent-style-name="Standard">
      <style:paragraph-properties fo:margin-left="0mm" fo:margin-right="1.01mm" fo:text-indent="0mm" style:auto-text-indent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Heading_20_3">
      <style:paragraph-properties fo:margin-left="0mm" fo:margin-right="0mm" fo:text-align="center" style:justify-single-word="false" fo:text-indent="0mm" style:auto-text-indent="false" style:snap-to-layout-grid="fals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fo:font-size="8pt" style:font-size-asian="8pt" style:font-size-complex="8pt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31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32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8pt" style:font-size-asian="8pt" style:font-size-complex="8pt"/>
    </style:style>
    <style:style style:name="P33" style:family="paragraph" style:parent-style-name="Standard">
      <style:paragraph-properties fo:margin-left="0mm" fo:margin-right="1.01mm" fo:text-indent="0mm" style:auto-text-indent="false" style:snap-to-layout-grid="false"/>
      <style:text-properties fo:font-size="8pt" style:font-size-asian="8pt" style:font-size-complex="8pt"/>
    </style:style>
    <style:style style:name="P34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01mm" fo:margin-right="0mm" fo:text-indent="0mm" style:auto-text-indent="false" style:snap-to-layout-grid="false"/>
      <style:text-properties fo:font-size="8pt" style:font-size-asian="8pt" style:font-size-complex="8pt"/>
    </style:style>
    <style:style style:name="P36" style:family="paragraph" style:parent-style-name="Standard">
      <style:paragraph-properties fo:margin-left="1.01mm" fo:margin-right="0mm" fo:text-indent="0mm" style:auto-text-indent="false" style:snap-to-layout-grid="false"/>
      <style:text-properties fo:font-size="8pt" fo:letter-spacing="-0.04mm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Унифицированная форма № ТОРГ-12 Утверждена постановлением Госкомстата России от 25.12.98 № 13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4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16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4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27">[FROM] [FROM_LAW_ADDRESS] ИНН<text:span text:style-name="T2"> [FROM_INN] КПП [FROM_KPP] [BANK_RS][BANK_FULLNAME][BANK_BIK]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6">по ОКПО</text:p>
          </table:table-cell>
          <table:covered-table-cell/>
          <table:table-cell table:style-name="Table1.G3" office:value-type="string">
            <text:p text:style-name="P4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4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G3" table:number-rows-spanned="2" office:value-type="string">
            <text:p text:style-name="P4"/>
          </table:table-cell>
        </table:table-row>
        <table:table-row table:style-name="Table1.5">
          <table:table-cell table:style-name="Table1.A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3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16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4"/>
          </table:table-cell>
        </table:table-row>
        <table:table-row table:style-name="Table1.7">
          <table:table-cell table:style-name="Table1.A2" table:number-columns-spanned="2" office:value-type="string">
            <text:p text:style-name="P33">Грузополучатель</text:p>
          </table:table-cell>
          <table:covered-table-cell/>
          <table:table-cell table:style-name="Table1.A3" table:number-columns-spanned="3" office:value-type="string">
            <text:p text:style-name="P30"><text:span text:style-name="T2">[TO]</text:span><text:span text:style-name="T3">[TO_LAW_ADDRESS] ИНН [TO_INN] КПП [TO_KPP] [BANK_TO_RS][BANK_TO_FULLNAME][BANK_TO_BIK]</text:span></text:p>
          </table:table-cell>
          <table:covered-table-cell/>
          <table:covered-table-cell/>
          <table:table-cell table:style-name="Table1.A2" office:value-type="string">
            <text:p text:style-name="P16">по ОКПО</text:p>
          </table:table-cell>
          <table:table-cell table:style-name="Table1.G3" office:value-type="string">
            <text:p text:style-name="P4"/>
          </table:table-cell>
        </table:table-row>
        <table:table-row table:style-name="Table1.8">
          <table:table-cell table:style-name="Table1.A4" table:number-columns-spanned="2" office:value-type="string">
            <text:p text:style-name="P16"/>
          </table:table-cell>
          <table:covered-table-cell/>
          <table:table-cell table:style-name="Table1.C8" table:number-columns-spanned="3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16"/>
          </table:table-cell>
          <table:table-cell table:style-name="Table1.G3" table:number-rows-spanned="2" office:value-type="string">
            <text:p text:style-name="P4">09767909</text:p>
          </table:table-cell>
        </table:table-row>
        <table:table-row table:style-name="Table1.9">
          <table:table-cell table:style-name="Table1.A2" office:value-type="string">
            <text:p text:style-name="P33">Поставщик</text:p>
          </table:table-cell>
          <table:table-cell table:style-name="Table1.A3" table:number-columns-spanned="4" office:value-type="string">
            <text:p text:style-name="P27">[FROM] [FROM_LAW_ADDRESS] ИНН<text:span text:style-name="T2"> [FROM_INN] КПП [FROM_KPP] [BANK_RS][BANK_FULLNAME][BANK_BIK]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16"/>
          </table:table-cell>
          <table:table-cell table:style-name="Table1.C8" table:number-columns-spanned="4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16"/>
          </table:table-cell>
          <table:table-cell table:style-name="Table1.G3" table:number-rows-spanned="2" office:value-type="string">
            <text:p text:style-name="P4"/>
          </table:table-cell>
        </table:table-row>
        <table:table-row table:style-name="Table1.11">
          <table:table-cell table:style-name="Table1.A2" office:value-type="string">
            <text:p text:style-name="P33">Плательщик</text:p>
          </table:table-cell>
          <table:table-cell table:style-name="Table1.A3" table:number-columns-spanned="4" office:value-type="string">
            <text:p text:style-name="P30"><text:span text:style-name="T2">[TO]</text:span><text:span text:style-name="T3">[TO_LAW_ADDRESS] ИНН [TO_INN] КПП [TO_KPP] [BANK_TO_RS][BANK_TO_FULLNAME]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16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16"/>
          </table:table-cell>
          <table:table-cell table:style-name="Table1.C8" table:number-columns-spanned="4" office:value-type="string">
            <text:p text:style-name="P1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16">номер</text:p>
          </table:table-cell>
          <table:table-cell table:style-name="Table1.G3" table:number-rows-spanned="2" office:value-type="string">
            <text:p text:style-name="P4"/>
          </table:table-cell>
        </table:table-row>
        <table:table-row table:style-name="Table1.13">
          <table:table-cell table:style-name="Table1.A2" office:value-type="string">
            <text:p text:style-name="P33">Основание</text:p>
          </table:table-cell>
          <table:table-cell table:style-name="Table1.A3" table:number-columns-spanned="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33"/>
          </table:table-cell>
          <table:table-cell table:style-name="Table1.C8" table:number-columns-spanned="4" office:value-type="string">
            <text:p text:style-name="P15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16">дата</text:p>
          </table:table-cell>
          <table:table-cell table:style-name="Table1.G3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Транспортная накладная</text:p>
          </table:table-cell>
          <table:table-cell table:style-name="Table3.F1" office:value-type="string">
            <text:p text:style-name="P16">номер</text:p>
          </table:table-cell>
          <table:table-cell table:style-name="Table3.G1" office:value-type="string">
            <text:p text:style-name="P4"/>
          </table:table-cell>
        </table:table-row>
        <table:table-row table:style-name="Table3.2">
          <table:table-cell table:style-name="Table3.A1" office:value-type="string">
            <text:p text:style-name="P15"/>
          </table:table-cell>
          <table:table-cell table:style-name="Table3.A1" office:value-type="string">
            <text:h text:style-name="P17" text:outline-level="3"/>
          </table:table-cell>
          <table:table-cell table:style-name="Table3.C2" office:value-type="string">
            <text:p text:style-name="P13">Номер документа</text:p>
          </table:table-cell>
          <table:table-cell table:style-name="Table3.D2" office:value-type="string">
            <text:p text:style-name="P13">Дата составления</text:p>
          </table:table-cell>
          <table:table-cell table:style-name="Table3.A1" office:value-type="string">
            <text:p text:style-name="P15"/>
          </table:table-cell>
          <table:table-cell table:style-name="Table3.F1" office:value-type="string">
            <text:p text:style-name="P16">дата</text:p>
          </table:table-cell>
          <table:table-cell table:style-name="Table3.G2" office:value-type="string">
            <text:p text:style-name="P4"/>
          </table:table-cell>
        </table:table-row>
        <table:table-row table:style-name="Table3.3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4">ТОВАРНАЯ НАКЛАДНАЯ</text:p>
          </table:table-cell>
          <table:table-cell table:style-name="Table3.C3" office:value-type="string">
            <text:p text:style-name="P8"/>
          </table:table-cell>
          <table:table-cell table:style-name="Table3.D3" office:value-type="string">
            <text:p text:style-name="P8"/>
          </table:table-cell>
          <table:table-cell table:style-name="Table3.A1" table:number-columns-spanned="2" office:value-type="string">
            <text:p text:style-name="P16">Вид операции</text:p>
          </table:table-cell>
          <table:covered-table-cell/>
          <table:table-cell table:style-name="Table3.G3" office:value-type="string">
            <text:p text:style-name="P4"/>
          </table:table-cell>
        </table:table-row>
      </table:table>
      <text:p text:style-name="P20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7">Номер по по-<text:line-break/>рядку</text:p>
          </table:table-cell>
          <table:table-cell table:style-name="TABLE_5f_HEAD.A1" table:number-columns-spanned="2" office:value-type="string">
            <text:p text:style-name="P6">Товар</text:p>
          </table:table-cell>
          <table:covered-table-cell/>
          <table:table-cell table:style-name="TABLE_5f_HEAD.A1" table:number-columns-spanned="2" office:value-type="string">
            <text:p text:style-name="P6">Единица измерения</text:p>
          </table:table-cell>
          <table:covered-table-cell/>
          <table:table-cell table:style-name="TABLE_5f_HEAD.A1" table:number-rows-spanned="2" office:value-type="string">
            <text:p text:style-name="P6">Вид упаковки</text:p>
          </table:table-cell>
          <table:table-cell table:style-name="TABLE_5f_HEAD.A1" table:number-columns-spanned="2" office:value-type="string">
            <text:p text:style-name="P6">Количество</text:p>
          </table:table-cell>
          <table:covered-table-cell/>
          <table:table-cell table:style-name="TABLE_5f_HEAD.A1" table:number-rows-spanned="2" office:value-type="string">
            <text:p text:style-name="P6">Масса брутто</text:p>
          </table:table-cell>
          <table:table-cell table:style-name="TABLE_5f_HEAD.A1" table:number-rows-spanned="2" office:value-type="string">
            <text:p text:style-name="P6">Количество (масса нетто)</text:p>
          </table:table-cell>
          <table:table-cell table:style-name="TABLE_5f_HEAD.A1" table:number-rows-spanned="2" office:value-type="string">
            <text:p text:style-name="P6">Цена,<text:line-break/>руб. коп.</text:p>
          </table:table-cell>
          <table:table-cell table:style-name="TABLE_5f_HEAD.A1" table:number-rows-spanned="2" office:value-type="string">
            <text:p text:style-name="P6">Сумма без учета НДС, руб. коп.</text:p>
          </table:table-cell>
          <table:table-cell table:style-name="TABLE_5f_HEAD.A1" table:number-columns-spanned="2" office:value-type="string">
            <text:p text:style-name="P6">НДС</text:p>
          </table:table-cell>
          <table:covered-table-cell/>
          <table:table-cell table:style-name="TABLE_5f_HEAD.O1" table:number-rows-spanned="2" office:value-type="string">
            <text:p text:style-name="P6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6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6">код</text:p>
          </table:table-cell>
          <table:table-cell table:style-name="TABLE_5f_HEAD.A1" office:value-type="string">
            <text:p text:style-name="P6">наимено-<text:line-break/>вание</text:p>
          </table:table-cell>
          <table:table-cell table:style-name="TABLE_5f_HEAD.A1" office:value-type="string">
            <text:p text:style-name="P6">код по ОКЕИ</text:p>
          </table:table-cell>
          <table:covered-table-cell/>
          <table:table-cell table:style-name="TABLE_5f_HEAD.A1" office:value-type="string">
            <text:p text:style-name="P6">в одном месте</text:p>
          </table:table-cell>
          <table:table-cell table:style-name="TABLE_5f_HEAD.A1" office:value-type="string">
            <text:p text:style-name="P6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6">ставка, %</text:p>
          </table:table-cell>
          <table:table-cell table:style-name="TABLE_5f_HEAD.A1" office:value-type="string">
            <text:p text:style-name="P6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5">1</text:p>
          </table:table-cell>
          <table:table-cell table:style-name="TABLE_5f_1.A1" office:value-type="string">
            <text:p text:style-name="P4">2</text:p>
          </table:table-cell>
          <table:table-cell table:style-name="TABLE_5f_1.C1" office:value-type="string">
            <text:p text:style-name="P4">3</text:p>
          </table:table-cell>
          <table:table-cell table:style-name="TABLE_5f_1.A1" office:value-type="string">
            <text:p text:style-name="P4">4</text:p>
          </table:table-cell>
          <table:table-cell table:style-name="TABLE_5f_1.C1" office:value-type="string">
            <text:p text:style-name="P4">5</text:p>
          </table:table-cell>
          <table:table-cell table:style-name="TABLE_5f_1.C1" office:value-type="string">
            <text:p text:style-name="P4">6</text:p>
          </table:table-cell>
          <table:table-cell table:style-name="TABLE_5f_1.C1" office:value-type="string">
            <text:p text:style-name="P4">7</text:p>
          </table:table-cell>
          <table:table-cell table:style-name="TABLE_5f_1.C1" office:value-type="string">
            <text:p text:style-name="P4">8</text:p>
          </table:table-cell>
          <table:table-cell table:style-name="TABLE_5f_1.C1" office:value-type="string">
            <text:p text:style-name="P4">9</text:p>
          </table:table-cell>
          <table:table-cell table:style-name="TABLE_5f_1.C1" office:value-type="string">
            <text:p text:style-name="P4">10</text:p>
          </table:table-cell>
          <table:table-cell table:style-name="TABLE_5f_1.C1" office:value-type="string">
            <text:p text:style-name="P4">11</text:p>
          </table:table-cell>
          <table:table-cell table:style-name="TABLE_5f_1.C1" office:value-type="string">
            <text:p text:style-name="P4">12</text:p>
          </table:table-cell>
          <table:table-cell table:style-name="TABLE_5f_1.A1" office:value-type="string">
            <text:p text:style-name="P4">13</text:p>
          </table:table-cell>
          <table:table-cell table:style-name="TABLE_5f_1.C1" office:value-type="string">
            <text:p text:style-name="P4">14</text:p>
          </table:table-cell>
          <table:table-cell table:style-name="TABLE_5f_1.O1" office:value-type="string">
            <text:p text:style-name="P4">15</text:p>
          </table:table-cell>
        </table:table-row>
        <table:table-row table:style-name="TABLE_5f_1.2">
          <table:table-cell table:style-name="TABLE_5f_1.A2" office:value-type="string">
            <text:p text:style-name="P18">[ID]</text:p>
          </table:table-cell>
          <table:table-cell table:style-name="TABLE_5f_1.A2" office:value-type="string">
            <text:p text:style-name="P1">[PRODUCT] (Арт.[ARTICUL] )</text:p>
          </table:table-cell>
          <table:table-cell table:style-name="TABLE_5f_1.C2" office:value-type="string">
            <text:p text:style-name="P4"/>
          </table:table-cell>
          <table:table-cell table:style-name="TABLE_5f_1.D2" office:value-type="string">
            <text:p text:style-name="P4">[SKU]</text:p>
          </table:table-cell>
          <table:table-cell table:style-name="TABLE_5f_1.C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>[ITEM_QTY]</text:p>
          </table:table-cell>
          <table:table-cell table:style-name="TABLE_5f_1.F2" office:value-type="string">
            <text:p text:style-name="P2">[PRICE]</text:p>
          </table:table-cell>
          <table:table-cell table:style-name="TABLE_5f_1.F2" office:value-type="string">
            <text:p text:style-name="P3">[PRICE_VAT]</text:p>
          </table:table-cell>
          <table:table-cell table:style-name="TABLE_5f_1.D2" office:value-type="string">
            <text:p text:style-name="P4">18%</text:p>
          </table:table-cell>
          <table:table-cell table:style-name="TABLE_5f_1.C2" office:value-type="string">
            <text:p text:style-name="P3">[VAT]</text:p>
          </table:table-cell>
          <table:table-cell table:style-name="TABLE_5f_1.O2" office:value-type="string">
            <text:p text:style-name="P2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C1" office:value-type="string">
            <text:p text:style-name="P6"/>
          </table:table-cell>
          <table:table-cell table:style-name="Table4.C1" office:value-type="string">
            <text:p text:style-name="P11">Итого</text:p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6"/>
          </table:table-cell>
          <table:table-cell table:style-name="Table4.H1" office:value-type="string">
            <text:p text:style-name="P4">х</text:p>
          </table:table-cell>
          <table:table-cell table:style-name="Table4.H1" office:value-type="string">
            <text:p text:style-name="P3">[TOTAL_VAT]</text:p>
          </table:table-cell>
          <table:table-cell table:style-name="Table4.M1" office:value-type="string">
            <text:p text:style-name="P4">х</text:p>
          </table:table-cell>
          <table:table-cell table:style-name="Table4.H1" office:value-type="string">
            <text:p text:style-name="P3">[VAT_IN]</text:p>
          </table:table-cell>
          <table:table-cell table:style-name="Table4.O1" office:value-type="string">
            <text:p text:style-name="P3">[TOTAL]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table:number-columns-spanned="2" office:value-type="string">
            <text:p text:style-name="P11">Всего по накладной</text:p>
          </table:table-cell>
          <table:covered-table-cell/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>х</text:p>
          </table:table-cell>
          <table:table-cell table:style-name="Table4.M1" office:value-type="string">
            <text:p text:style-name="P6"/>
          </table:table-cell>
          <table:table-cell table:style-name="Table4.M1" office:value-type="string">
            <text:p text:style-name="P6">х</text:p>
          </table:table-cell>
          <table:table-cell table:style-name="Table4.M1" office:value-type="string">
            <text:p text:style-name="P6"/>
          </table:table-cell>
          <table:table-cell table:style-name="Table4.O2" office:value-type="string">
            <text:p text:style-name="P6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23">Товарная накладная имеет приложение на</text:p>
          </table:table-cell>
          <table:covered-table-cell/>
          <table:table-cell table:style-name="Table5.C1" office:value-type="string">
            <text:p text:style-name="P4"/>
          </table:table-cell>
          <table:table-cell table:style-name="Table5.A1" office:value-type="string">
            <text:p text:style-name="P35">листах</text:p>
          </table:table-cell>
        </table:table-row>
        <table:table-row table:style-name="Table5.2">
          <table:table-cell table:style-name="Table5.A1" office:value-type="string">
            <text:p text:style-name="P23">и содержит</text:p>
          </table:table-cell>
          <table:table-cell table:style-name="Table5.C1" table:number-columns-spanned="2" office:value-type="string">
            <text:p text:style-name="P24">[POS_PROPISJU]</text:p>
          </table:table-cell>
          <table:covered-table-cell/>
          <table:table-cell table:style-name="Table5.A1" office:value-type="string">
            <text:p text:style-name="P36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23"/>
          </table:table-cell>
          <table:table-cell table:style-name="Table5.B3" table:number-columns-spanned="2" office:value-type="string">
            <text:p text:style-name="P28">прописью</text:p>
          </table:table-cell>
          <table:covered-table-cell/>
          <table:table-cell table:style-name="Table5.A1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A1" office:value-type="string">
            <text:p text:style-name="P35">Масса груза (нетто)</text:p>
          </table:table-cell>
          <table:table-cell table:style-name="Table6.D1" office:value-type="string">
            <text:p text:style-name="P4"/>
          </table:table-cell>
          <table:table-cell table:style-name="Table6.E1" office:value-type="string">
            <text:p text:style-name="P6"/>
          </table:table-cell>
        </table:table-row>
        <table:table-row table:style-name="Table6.2">
          <table:table-cell table:style-name="Table6.A2" table:number-columns-spanned="2" office:value-type="string">
            <text:p text:style-name="P4"/>
          </table:table-cell>
          <table:covered-table-cell/>
          <table:table-cell table:style-name="Table6.A2" office:value-type="string">
            <text:p text:style-name="P35"/>
          </table:table-cell>
          <table:table-cell table:style-name="Table6.D2" office:value-type="string">
            <text:p text:style-name="P4">прописью</text:p>
          </table:table-cell>
          <table:table-cell table:style-name="Table6.E2" table:number-rows-spanned="2" office:value-type="string">
            <text:p text:style-name="P6"/>
          </table:table-cell>
        </table:table-row>
        <table:table-row table:style-name="Table6.3">
          <table:table-cell table:style-name="Table6.A1" office:value-type="string">
            <text:p text:style-name="P23">Всего мест</text:p>
          </table:table-cell>
          <table:table-cell table:style-name="Table6.D1" office:value-type="string">
            <text:p text:style-name="P4"/>
          </table:table-cell>
          <table:table-cell table:style-name="Table6.A1" office:value-type="string">
            <text:p text:style-name="P35">Масса груза (брутто)</text:p>
          </table:table-cell>
          <table:table-cell table:style-name="Table6.D1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28">прописью</text:p>
          </table:table-cell>
          <table:table-cell table:style-name="Table6.A2" office:value-type="string">
            <text:p text:style-name="P10"/>
          </table:table-cell>
          <table:table-cell table:style-name="Table6.D2" office:value-type="string">
            <text:p text:style-name="P10">прописью</text:p>
          </table:table-cell>
          <table:table-cell table:style-name="Table6.E4" office:value-type="string">
            <text:p text:style-name="P10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23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23"><text:s/>листах</text:p>
          </table:table-cell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2" office:value-type="string">
            <text:p text:style-name="P23">По доверенности №</text:p>
          </table:table-cell>
          <table:covered-table-cell/>
          <table:table-cell table:style-name="Table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">от «</text:p>
          </table:table-cell>
          <table:table-cell table:style-name="Table7.H1" office:value-type="string">
            <text:p text:style-name="P4"/>
          </table:table-cell>
          <table:table-cell table:style-name="Table7.A1" office:value-type="string">
            <text:p text:style-name="P23">»</text:p>
          </table:table-cell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23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23">Всего отпущено на сумму</text:p>
          </table:table-cell>
          <table:covered-table-cell/>
          <table:table-cell table:style-name="Table7.H1" table:number-columns-spanned="9" office:value-type="string">
            <text:p text:style-name="P26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office:value-type="string">
            <text:p text:style-name="P23">выданной</text:p>
          </table:table-cell>
          <table:table-cell table:style-name="Table7.H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4"/>
          </table:table-cell>
          <table:covered-table-cell/>
          <table:table-cell table:style-name="Table7.C3" table:number-columns-spanned="9" office:value-type="string">
            <text:p text:style-name="P4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C3" table:number-columns-spanned="14" office:value-type="string">
            <text:p text:style-name="P4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23">Отпуск груза разрешил</text:p>
          </table:table-cell>
          <table:table-cell table:style-name="Table7.H1" table:number-columns-spanned="4" office:value-type="string">
            <text:p text:style-name="P4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>[SIGN1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N4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4"/>
          </table:table-cell>
          <table:table-cell table:style-name="Table7.B5" table:number-columns-spanned="4" office:value-type="string">
            <text:p text:style-name="P4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B5" table:number-columns-spanned="2" office:value-type="string">
            <text:p text:style-name="P4">подпись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B5" table:number-columns-spanned="2" office:value-type="string">
            <text:p text:style-name="P4">расшифровка подписи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B5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23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>[SIGN2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23">Груз принял</text:p>
          </table:table-cell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</table:table-row>
        <table:table-row table:style-name="Table7.7">
          <table:table-cell table:style-name="Table7.A3" office:value-type="string">
            <text:p text:style-name="P4"/>
          </table:table-cell>
          <table:table-cell table:style-name="Table7.A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C3" office:value-type="string">
            <text:p text:style-name="P4"/>
          </table:table-cell>
          <table:table-cell table:style-name="Table7.C3" table:number-columns-spanned="2" office:value-type="string">
            <text:p text:style-name="P4">подпись</text:p>
          </table:table-cell>
          <table:covered-table-cell/>
          <table:table-cell table:style-name="Table7.C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table:number-columns-spanned="3" office:value-type="string">
            <text:p text:style-name="P4"/>
          </table:table-cell>
          <table:covered-table-cell/>
          <table:covered-table-cell/>
          <table:table-cell table:style-name="Table7.C3" table:number-columns-spanned="3" office:value-type="string">
            <text:p text:style-name="P4">должность</text:p>
          </table:table-cell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5" office:value-type="string">
            <text:p text:style-name="P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23">Отпуск груза произвел</text:p>
          </table:table-cell>
          <table:table-cell table:style-name="Table7.H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23">Груз получил</text:p>
          </table:table-cell>
          <table:covered-table-cell/>
          <table:covered-table-cell/>
          <table:table-cell table:style-name="Table7.H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H1" table:number-columns-spanned="2" office:value-type="string">
            <text:p text:style-name="P4"/>
          </table:table-cell>
          <table:covered-table-cell/>
        </table:table-row>
        <table:table-row table:style-name="Table7.9">
          <table:table-cell table:style-name="Table7.A3" office:value-type="string">
            <text:p text:style-name="P4"/>
          </table:table-cell>
          <table:table-cell table:style-name="Table7.C3" table:number-columns-spanned="4" office:value-type="string">
            <text:p text:style-name="P4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подпись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M3" office:value-type="string">
            <text:p text:style-name="P4"/>
          </table:table-cell>
          <table:table-cell table:style-name="Table7.A3" table:number-columns-spanned="3" office:value-type="string">
            <text:p text:style-name="P23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4">должность</text:p>
          </table:table-cell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5" office:value-type="string">
            <text:p text:style-name="P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C3" table:number-columns-spanned="2" office:value-type="string">
            <text:p text:style-name="P4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3">М. П. <text:tab/><text:tab/>«</text:p>
          </table:table-cell>
          <table:table-cell table:style-name="Table7.H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23">»</text:p>
          </table:table-cell>
          <table:table-cell table:style-name="Table7.H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23"><text:s/>года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M1" office:value-type="string">
            <text:p text:style-name="P4"/>
          </table:table-cell>
          <table:table-cell table:style-name="Table7.A1" table:number-columns-spanned="3" office:value-type="string">
            <text:p text:style-name="P3">М. П. <text:tab/><text:tab/>«</text:p>
          </table:table-cell>
          <table:covered-table-cell/>
          <table:covered-table-cell/>
          <table:table-cell table:style-name="Table7.H1" office:value-type="string">
            <text:p text:style-name="P4"/>
          </table:table-cell>
          <table:table-cell table:style-name="Table7.A1" office:value-type="string">
            <text:p text:style-name="P23">»</text:p>
          </table:table-cell>
          <table:table-cell table:style-name="Table7.H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2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mm" fo:margin-right="1.01mm" fo:text-align="center" style:justify-single-word="false" fo:text-indent="0m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mm" fo:margin-right="4mm" fo:text-align="end" style:justify-single-word="false" fo:text-indent="0m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-left="0mm" fo:margin-right="0mm" fo:text-align="justify" style:justify-single-word="false" fo:text-indent="12.7m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4.76mm" fo:margin-bottom="7.0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07-25T13:51:41</dc:date>
    <meta:print-date>2005-05-12T10:32:00</meta:print-date>
    <meta:editing-cycles>22</meta:editing-cycles>
    <meta:editing-duration>PT3H35M34S</meta:editing-duration>
    <meta:generator>LibreOffice/3.4$Linux LibreOffice_project/340m1$Build-402</meta:generator>
    <meta:document-statistic meta:table-count="8" meta:image-count="0" meta:object-count="0" meta:page-count="1" meta:paragraph-count="137" meta:word-count="290" meta:character-count="2127" meta:non-whitespace-character-count="1966"/>
    <meta:user-defined meta:name="Info 1"/>
    <meta:user-defined meta:name="Info 2"/>
    <meta:user-defined meta:name="Info 3"/>
    <meta:user-defined meta:name="Info 4"/>
  </office:meta>
</office:document-meta>
</file>